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/>
    <style:font-face style:name="DejaVu Sans1" svg:font-family="'DejaVu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41cm" fo:min-width="0.64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7cm" fo:min-width="0.56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47cm" svg:stroke-color="#000000" draw:stroke-linejoin="round" svg:stroke-linecap="round" draw:fill="none" fo:padding-top="0.023cm" fo:padding-bottom="0.023cm" fo:padding-left="0.023cm" fo:padding-right="0.023cm"/>
    </style:style>
    <style:style style:name="gr6" style:family="graphic" style:parent-style-name="standard">
      <style:graphic-properties draw:stroke="solid" svg:stroke-width="0.027cm" svg:stroke-color="#000000" draw:stroke-linejoin="round" svg:stroke-linecap="butt" draw:fill="none" fo:padding-top="0.013cm" fo:padding-bottom="0.013cm" fo:padding-left="0.013cm" fo:padding-right="0.013cm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solid" svg:stroke-width="0.047cm" svg:stroke-color="#000000" draw:stroke-linejoin="round" svg:stroke-linecap="butt" draw:fill="none" fo:padding-top="0.023cm" fo:padding-bottom="0.023cm" fo:padding-left="0.023cm" fo:padding-right="0.023cm"/>
    </style:style>
    <style:style style:name="gr9" style:family="graphic" style:parent-style-name="standard">
      <style:graphic-properties draw:stroke="none" draw:fill="solid" draw:fill-color="#000000" draw:opacity="100%"/>
    </style:style>
    <style:style style:name="gr10" style:family="graphic" style:parent-style-name="standard">
      <style:graphic-properties draw:stroke="none" draw:fill="solid" draw:fill-color="#ffffff"/>
    </style:style>
    <style:style style:name="gr11" style:family="graphic" style:parent-style-name="standard">
      <style:graphic-properties draw:stroke="solid" svg:stroke-width="0.022cm" svg:stroke-color="#000000" draw:stroke-linejoin="miter" svg:stroke-linecap="butt" draw:fill="none" fo:padding-top="0.011cm" fo:padding-bottom="0.011cm" fo:padding-left="0.011cm" fo:padding-right="0.011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text-properties fo:font-size="18.2000007629395pt" style:font-size-asian="18.2000007629395pt" style:font-size-complex="18.2000007629395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solid" draw:fill-color="#000000" draw:opacity="100%"/>
    </style:style>
    <style:style style:name="P10" style:family="paragraph">
      <loext:graphic-properties draw:fill="solid" draw:fill-color="#ffffff"/>
    </style:style>
    <style:style style:name="T1" style:family="text">
      <style:text-properties fo:color="#000000" style:font-name="DejaVu Sans" fo:font-size="12pt" style:font-size-asian="12pt" style:font-name-complex="DejaVu Sans" style:font-size-complex="12pt"/>
    </style:style>
    <style:style style:name="T2" style:family="text">
      <style:text-properties fo:color="#000000" style:font-name="DejaVu Sans" fo:font-size="18.2000007629395pt" fo:font-weight="bold" style:font-size-asian="18.2000007629395pt" style:font-name-complex="DejaVu Sans" style:font-size-complex="18.2000007629395pt" style:font-weight-complex="bold"/>
    </style:style>
    <style:style style:name="T3" style:family="text">
      <style:text-properties fo:color="#000000" style:font-name="DejaVu Sans" fo:font-size="14pt" style:font-size-asian="14pt" style:font-name-complex="DejaVu Sans" style:font-size-complex="14pt"/>
    </style:style>
    <style:style style:name="T4" style:family="text">
      <style:text-properties fo:color="#000000" style:font-name="DejaVu Sans" fo:font-size="16.1000003814697pt" fo:font-weight="bold" style:font-size-asian="16.1000003814697pt" style:font-name-complex="DejaVu Sans" style:font-size-complex="16.1000003814697pt" style:font-weight-complex="bold"/>
    </style:style>
    <style:style style:name="T5" style:family="text">
      <style:text-properties fo:color="#000000" style:font-name="DejaVu Sans" fo:font-size="12pt" fo:font-weight="bold" style:font-size-asian="12pt" style:font-name-complex="DejaVu Sans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758cm" svg:height="0.497cm" svg:x="4.113cm" svg:y="9.171cm">
          <draw:text-box>
            <text:p text:style-name="P1"><text:span text:style-name="T1">Alle LEDs ein</text:span></text:p>
          </draw:text-box>
        </draw:frame>
        <draw:frame draw:style-name="gr1" draw:text-style-name="P2" draw:layer="layout" svg:width="5.37cm" svg:height="0.497cm" svg:x="2.593cm" svg:y="12.889cm">
          <draw:text-box>
            <text:p text:style-name="P1"><text:span text:style-name="T1">Modus-Taste (Sekunden, </text:span></text:p>
          </draw:text-box>
        </draw:frame>
        <draw:frame draw:style-name="gr1" draw:text-style-name="P2" draw:layer="layout" svg:width="5.035cm" svg:height="0.497cm" svg:x="2.593cm" svg:y="13.408cm">
          <draw:text-box>
            <text:p text:style-name="P1"><text:span text:style-name="T1">Datum, Uhrzeitanzeige)</text:span></text:p>
          </draw:text-box>
        </draw:frame>
        <draw:frame draw:style-name="gr1" draw:text-style-name="P2" draw:layer="layout" svg:width="4.261cm" svg:height="0.497cm" svg:x="8.541cm" svg:y="5.315cm">
          <draw:text-box>
            <text:p text:style-name="P1"><text:span text:style-name="T1">Weckzeiteinstellung</text:span></text:p>
          </draw:text-box>
        </draw:frame>
        <draw:frame draw:style-name="gr1" draw:text-style-name="P2" draw:layer="layout" svg:width="4.451cm" svg:height="0.497cm" svg:x="14.34cm" svg:y="9.15cm">
          <draw:text-box>
            <text:p text:style-name="P1"><text:span text:style-name="T1">Alle LEDs aus / Blank</text:span></text:p>
          </draw:text-box>
        </draw:frame>
        <draw:frame draw:style-name="gr1" draw:text-style-name="P2" draw:layer="layout" svg:width="4.549cm" svg:height="0.497cm" svg:x="8.386cm" svg:y="13.14cm">
          <draw:text-box>
            <text:p text:style-name="P3"><text:span text:style-name="T1">Helligkeitseinstellung</text:span></text:p>
          </draw:text-box>
        </draw:frame>
        <draw:frame draw:style-name="gr1" draw:text-style-name="P2" draw:layer="layout" svg:width="2.343cm" svg:height="0.497cm" svg:x="4.403cm" svg:y="21.014cm">
          <draw:text-box>
            <text:p text:style-name="P1"><text:span text:style-name="T1">+ 1 Minute</text:span></text:p>
          </draw:text-box>
        </draw:frame>
        <draw:frame draw:style-name="gr1" draw:text-style-name="P2" draw:layer="layout" svg:width="2.61cm" svg:height="0.497cm" svg:x="4.403cm" svg:y="24.432cm">
          <draw:text-box>
            <text:p text:style-name="P1"><text:span text:style-name="T1">+ 5 Minuten</text:span></text:p>
          </draw:text-box>
        </draw:frame>
        <draw:frame draw:style-name="gr1" draw:text-style-name="P2" draw:layer="layout" svg:width="3.173cm" svg:height="0.497cm" svg:x="8.954cm" svg:y="17.158cm">
          <draw:text-box>
            <text:p text:style-name="P1"><text:span text:style-name="T1">Uhrzeitanzeige</text:span></text:p>
          </draw:text-box>
        </draw:frame>
        <draw:frame draw:style-name="gr1" draw:text-style-name="P2" draw:layer="layout" svg:width="2.881cm" svg:height="0.497cm" svg:x="14.33cm" svg:y="20.992cm">
          <draw:text-box>
            <text:p text:style-name="P1"><text:span text:style-name="T1">+ 60 Minuten</text:span></text:p>
          </draw:text-box>
        </draw:frame>
        <draw:frame draw:style-name="gr2" draw:text-style-name="P4" draw:layer="layout" svg:width="15.72cm" svg:height="0.75cm" svg:x="3.101cm" svg:y="2.6cm">
          <draw:text-box>
            <text:p text:style-name="P1"><text:span text:style-name="T2">Kurzanleitung: 5-Tasten-Wortwecker 135er</text:span></text:p>
          </draw:text-box>
        </draw:frame>
        <draw:frame draw:style-name="gr3" draw:text-style-name="P5" draw:layer="layout" svg:width="4.633cm" svg:height="0.581cm" svg:x="8.643cm" svg:y="3.356cm">
          <draw:text-box>
            <text:p text:style-name="P1"><text:span text:style-name="T3">Ansicht von hinten</text:span></text:p>
          </draw:text-box>
        </draw:frame>
        <draw:frame draw:style-name="gr4" draw:text-style-name="P6" draw:layer="layout" svg:width="4.811cm" svg:height="0.661cm" svg:x="2.004cm" svg:y="4.645cm">
          <draw:text-box>
            <text:p text:style-name="P1"><text:span text:style-name="T4">Uhrzeitanzeige</text:span></text:p>
          </draw:text-box>
        </draw:frame>
        <draw:frame draw:style-name="gr4" draw:text-style-name="P6" draw:layer="layout" svg:width="6.483cm" svg:height="0.661cm" svg:x="2.004cm" svg:y="16.209cm">
          <draw:text-box>
            <text:p text:style-name="P1"><text:span text:style-name="T4">Weckzeiteinstellung</text:span></text:p>
          </draw:text-box>
        </draw:frame>
        <draw:polygon draw:style-name="gr5" draw:text-style-name="P7" draw:layer="layout" svg:width="5.002cm" svg:height="5.004cm" svg:x="7.801cm" svg:y="18.792cm" svg:viewBox="0 0 5003 5005" draw:points="0,5005 0,0 5003,0 5003,5005">
          <text:p/>
        </draw:polygon>
        <draw:line draw:style-name="gr6" draw:text-style-name="P7" draw:layer="layout" svg:x1="10.301cm" svg:y1="17.995cm" svg:x2="10.301cm" svg:y2="19.752cm">
          <text:p/>
        </draw:line>
        <draw:polygon draw:style-name="gr7" draw:text-style-name="P8" draw:layer="layout" svg:width="0.171cm" svg:height="0.256cm" svg:x="10.214cm" svg:y="19.737cm" svg:viewBox="0 0 172 257" draw:points="88,257 172,0 0,0">
          <text:p/>
        </draw:polygon>
        <draw:line draw:style-name="gr6" draw:text-style-name="P7" draw:layer="layout" svg:x1="7.002cm" svg:y1="21.293cm" svg:x2="8.759cm" svg:y2="21.293cm">
          <text:p/>
        </draw:line>
        <draw:polygon draw:style-name="gr7" draw:text-style-name="P8" draw:layer="layout" svg:width="0.254cm" svg:height="0.171cm" svg:x="8.748cm" svg:y="21.209cm" svg:viewBox="0 0 255 172" draw:points="255,85 0,0 0,172">
          <text:p/>
        </draw:polygon>
        <draw:line draw:style-name="gr6" draw:text-style-name="P7" draw:layer="layout" svg:x1="13.597cm" svg:y1="21.293cm" svg:x2="11.842cm" svg:y2="21.293cm">
          <text:p/>
        </draw:line>
        <draw:polygon draw:style-name="gr7" draw:text-style-name="P8" draw:layer="layout" svg:width="0.255cm" svg:height="0.171cm" svg:x="11.602cm" svg:y="21.209cm" svg:viewBox="0 0 256 172" draw:points="0,85 256,172 256,0">
          <text:p/>
        </draw:polygon>
        <draw:line draw:style-name="gr6" draw:text-style-name="P7" draw:layer="layout" svg:x1="7.002cm" svg:y1="24.595cm" svg:x2="9.832cm" svg:y2="21.766cm">
          <text:p/>
        </draw:line>
        <draw:polygon draw:style-name="gr7" draw:text-style-name="P8" draw:layer="layout" svg:width="0.24cm" svg:height="0.242cm" svg:x="9.764cm" svg:y="21.593cm" svg:viewBox="0 0 241 243" draw:points="241,0 0,122 118,243">
          <text:p/>
        </draw:polygon>
        <draw:path draw:style-name="gr8" draw:text-style-name="P7" draw:layer="layout" svg:width="0.197cm" svg:height="0.204cm" svg:x="10.202cm" svg:y="22.09cm" svg:viewBox="0 0 198 205" svg:d="M99 0c59 0 99 43 99 100 0 59-40 105-99 105-58 0-99-46-99-105 0-57 41-100 99-100z">
          <text:p/>
        </draw:path>
        <draw:polygon draw:style-name="gr8" draw:text-style-name="P7" draw:layer="layout" svg:width="0cm" svg:height="0cm" svg:x="10.202cm" svg:y="22.09cm" svg:viewBox="0 0 0 0" draw:points="0,0">
          <text:p/>
        </draw:polygon>
        <draw:polygon draw:style-name="gr8" draw:text-style-name="P7" draw:layer="layout" svg:width="0cm" svg:height="0cm" svg:x="10.402cm" svg:y="22.292cm" svg:viewBox="0 0 0 0" draw:points="0,0">
          <text:p/>
        </draw:polygon>
        <draw:path draw:style-name="gr8" draw:text-style-name="P7" draw:layer="layout" svg:width="0.197cm" svg:height="0.203cm" svg:x="10.202cm" svg:y="21.191cm" svg:viewBox="0 0 198 204" svg:d="M99 0c59 0 99 43 99 100 0 58-40 104-99 104-58 0-99-46-99-104 0-57 41-100 99-100z">
          <text:p/>
        </draw:path>
        <draw:polygon draw:style-name="gr8" draw:text-style-name="P7" draw:layer="layout" svg:width="0cm" svg:height="0cm" svg:x="10.202cm" svg:y="21.191cm" svg:viewBox="0 0 0 0" draw:points="0,0">
          <text:p/>
        </draw:polygon>
        <draw:polygon draw:style-name="gr8" draw:text-style-name="P7" draw:layer="layout" svg:width="0cm" svg:height="0cm" svg:x="10.402cm" svg:y="21.392cm" svg:viewBox="0 0 0 0" draw:points="0,0">
          <text:p/>
        </draw:polygon>
        <draw:path draw:style-name="gr8" draw:text-style-name="P7" draw:layer="layout" svg:width="0.197cm" svg:height="0.203cm" svg:x="10.202cm" svg:y="20.291cm" svg:viewBox="0 0 198 204" svg:d="M99 0c59 0 99 48 99 105s-40 99-99 99c-58 0-99-42-99-99s41-105 99-105z">
          <text:p/>
        </draw:path>
        <draw:polygon draw:style-name="gr8" draw:text-style-name="P7" draw:layer="layout" svg:width="0cm" svg:height="0cm" svg:x="10.202cm" svg:y="20.291cm" svg:viewBox="0 0 0 0" draw:points="0,0">
          <text:p/>
        </draw:polygon>
        <draw:polygon draw:style-name="gr8" draw:text-style-name="P7" draw:layer="layout" svg:width="0cm" svg:height="0cm" svg:x="10.402cm" svg:y="20.496cm" svg:viewBox="0 0 0 0" draw:points="0,0">
          <text:p/>
        </draw:polygon>
        <draw:path draw:style-name="gr8" draw:text-style-name="P7" draw:layer="layout" svg:width="0.2cm" svg:height="0.203cm" svg:x="11.1cm" svg:y="21.191cm" svg:viewBox="0 0 201 204" svg:d="M102 0c56 0 99 43 99 100 0 58-43 104-99 104-57 0-102-46-102-104 0-57 45-100 102-100z">
          <text:p/>
        </draw:path>
        <draw:polygon draw:style-name="gr8" draw:text-style-name="P7" draw:layer="layout" svg:width="0cm" svg:height="0cm" svg:x="11.1cm" svg:y="21.191cm" svg:viewBox="0 0 0 0" draw:points="0,0">
          <text:p/>
        </draw:polygon>
        <draw:polygon draw:style-name="gr8" draw:text-style-name="P7" draw:layer="layout" svg:width="0cm" svg:height="0cm" svg:x="11.303cm" svg:y="21.392cm" svg:viewBox="0 0 0 0" draw:points="0,0">
          <text:p/>
        </draw:polygon>
        <draw:path draw:style-name="gr8" draw:text-style-name="P7" draw:layer="layout" svg:width="0.202cm" svg:height="0.203cm" svg:x="9.302cm" svg:y="21.191cm" svg:viewBox="0 0 203 204" svg:d="M100 0c57 0 103 43 103 100 0 58-46 104-103 104s-100-46-100-104c0-57 43-100 100-100z">
          <text:p/>
        </draw:path>
        <draw:polygon draw:style-name="gr8" draw:text-style-name="P7" draw:layer="layout" svg:width="0cm" svg:height="0cm" svg:x="9.302cm" svg:y="21.191cm" svg:viewBox="0 0 0 0" draw:points="0,0">
          <text:p/>
        </draw:polygon>
        <draw:polygon draw:style-name="gr8" draw:text-style-name="P7" draw:layer="layout" svg:width="0cm" svg:height="0cm" svg:x="9.501cm" svg:y="21.392cm" svg:viewBox="0 0 0 0" draw:points="0,0">
          <text:p/>
        </draw:polygon>
        <draw:polygon draw:style-name="gr5" draw:text-style-name="P7" draw:layer="layout" svg:width="5.002cm" svg:height="5.004cm" svg:x="7.801cm" svg:y="6.907cm" svg:viewBox="0 0 5003 5005" draw:points="0,5005 0,0 5003,0 5003,5005">
          <text:p/>
        </draw:polygon>
        <draw:line draw:style-name="gr6" draw:text-style-name="P7" draw:layer="layout" svg:x1="10.301cm" svg:y1="6.106cm" svg:x2="10.301cm" svg:y2="7.866cm">
          <text:p/>
        </draw:line>
        <draw:polygon draw:style-name="gr7" draw:text-style-name="P8" draw:layer="layout" svg:width="0.171cm" svg:height="0.256cm" svg:x="10.214cm" svg:y="7.852cm" svg:viewBox="0 0 172 257" draw:points="88,257 172,0 0,0">
          <text:p/>
        </draw:polygon>
        <draw:line draw:style-name="gr6" draw:text-style-name="P7" draw:layer="layout" svg:x1="7.002cm" svg:y1="9.405cm" svg:x2="8.759cm" svg:y2="9.405cm">
          <text:p/>
        </draw:line>
        <draw:polygon draw:style-name="gr7" draw:text-style-name="P8" draw:layer="layout" svg:width="0.254cm" svg:height="0.171cm" svg:x="8.748cm" svg:y="9.32cm" svg:viewBox="0 0 255 172" draw:points="255,86 0,0 0,172">
          <text:p/>
        </draw:polygon>
        <draw:line draw:style-name="gr6" draw:text-style-name="P7" draw:layer="layout" svg:x1="10.301cm" svg:y1="12.707cm" svg:x2="10.301cm" svg:y2="10.95cm">
          <text:p/>
        </draw:line>
        <draw:polygon draw:style-name="gr7" draw:text-style-name="P8" draw:layer="layout" svg:width="0.171cm" svg:height="0.256cm" svg:x="10.214cm" svg:y="10.706cm" svg:viewBox="0 0 172 257" draw:points="88,0 0,257 172,257">
          <text:p/>
        </draw:polygon>
        <draw:line draw:style-name="gr6" draw:text-style-name="P7" draw:layer="layout" svg:x1="13.597cm" svg:y1="9.405cm" svg:x2="11.842cm" svg:y2="9.405cm">
          <text:p/>
        </draw:line>
        <draw:polygon draw:style-name="gr7" draw:text-style-name="P8" draw:layer="layout" svg:width="0.255cm" svg:height="0.171cm" svg:x="11.602cm" svg:y="9.32cm" svg:viewBox="0 0 256 172" draw:points="0,86 256,172 256,0">
          <text:p/>
        </draw:polygon>
        <draw:line draw:style-name="gr6" draw:text-style-name="P7" draw:layer="layout" svg:x1="7.002cm" svg:y1="12.71cm" svg:x2="9.832cm" svg:y2="9.877cm">
          <text:p/>
        </draw:line>
        <draw:polygon draw:style-name="gr7" draw:text-style-name="P8" draw:layer="layout" svg:width="0.24cm" svg:height="0.242cm" svg:x="9.764cm" svg:y="9.704cm" svg:viewBox="0 0 241 243" draw:points="241,0 0,122 118,243">
          <text:p/>
        </draw:polygon>
        <draw:path draw:style-name="gr8" draw:text-style-name="P7" draw:layer="layout" svg:width="0.197cm" svg:height="0.203cm" svg:x="10.202cm" svg:y="10.205cm" svg:viewBox="0 0 198 204" svg:d="M99 0c59 0 99 43 99 99 0 58-40 105-99 105-58 0-99-47-99-105 0-56 41-99 99-99z">
          <text:p/>
        </draw:path>
        <draw:polygon draw:style-name="gr8" draw:text-style-name="P7" draw:layer="layout" svg:width="0cm" svg:height="0cm" svg:x="10.202cm" svg:y="10.205cm" svg:viewBox="0 0 0 0" draw:points="0,0">
          <text:p/>
        </draw:polygon>
        <draw:polygon draw:style-name="gr8" draw:text-style-name="P7" draw:layer="layout" svg:width="0cm" svg:height="0cm" svg:x="10.402cm" svg:y="10.406cm" svg:viewBox="0 0 0 0" draw:points="0,0">
          <text:p/>
        </draw:polygon>
        <draw:path draw:style-name="gr8" draw:text-style-name="P7" draw:layer="layout" svg:width="0.197cm" svg:height="0.199cm" svg:x="10.202cm" svg:y="9.306cm" svg:viewBox="0 0 198 200" svg:d="M99 0c59 0 99 42 99 101 0 57-40 99-99 99-58 0-99-42-99-99 0-59 41-101 99-101z">
          <text:p/>
        </draw:path>
        <draw:polygon draw:style-name="gr8" draw:text-style-name="P7" draw:layer="layout" svg:width="0cm" svg:height="0cm" svg:x="10.202cm" svg:y="9.306cm" svg:viewBox="0 0 0 0" draw:points="0,0">
          <text:p/>
        </draw:polygon>
        <draw:polygon draw:style-name="gr8" draw:text-style-name="P7" draw:layer="layout" svg:width="0cm" svg:height="0cm" svg:x="10.402cm" svg:y="9.507cm" svg:viewBox="0 0 0 0" draw:points="0,0">
          <text:p/>
        </draw:polygon>
        <draw:path draw:style-name="gr8" draw:text-style-name="P7" draw:layer="layout" svg:width="0.197cm" svg:height="0.203cm" svg:x="10.202cm" svg:y="8.406cm" svg:viewBox="0 0 198 204" svg:d="M99 0c59 0 99 47 99 104s-40 100-99 100c-58 0-99-43-99-100s41-104 99-104z">
          <text:p/>
        </draw:path>
        <draw:polygon draw:style-name="gr8" draw:text-style-name="P7" draw:layer="layout" svg:width="0cm" svg:height="0cm" svg:x="10.202cm" svg:y="8.406cm" svg:viewBox="0 0 0 0" draw:points="0,0">
          <text:p/>
        </draw:polygon>
        <draw:polygon draw:style-name="gr8" draw:text-style-name="P7" draw:layer="layout" svg:width="0cm" svg:height="0cm" svg:x="10.402cm" svg:y="8.611cm" svg:viewBox="0 0 0 0" draw:points="0,0">
          <text:p/>
        </draw:polygon>
        <draw:path draw:style-name="gr8" draw:text-style-name="P7" draw:layer="layout" svg:width="0.2cm" svg:height="0.199cm" svg:x="11.1cm" svg:y="9.306cm" svg:viewBox="0 0 201 200" svg:d="M102 0c56 0 99 42 99 101 0 57-43 99-99 99-57 0-102-42-102-99 0-59 45-101 102-101z">
          <text:p/>
        </draw:path>
        <draw:polygon draw:style-name="gr8" draw:text-style-name="P7" draw:layer="layout" svg:width="0cm" svg:height="0cm" svg:x="11.1cm" svg:y="9.306cm" svg:viewBox="0 0 0 0" draw:points="0,0">
          <text:p/>
        </draw:polygon>
        <draw:polygon draw:style-name="gr8" draw:text-style-name="P7" draw:layer="layout" svg:width="0cm" svg:height="0cm" svg:x="11.303cm" svg:y="9.507cm" svg:viewBox="0 0 0 0" draw:points="0,0">
          <text:p/>
        </draw:polygon>
        <draw:path draw:style-name="gr8" draw:text-style-name="P7" draw:layer="layout" svg:width="0.202cm" svg:height="0.199cm" svg:x="9.302cm" svg:y="9.306cm" svg:viewBox="0 0 203 200" svg:d="M100 0c57 0 103 42 103 101 0 57-46 99-103 99s-100-42-100-99c0-59 43-101 100-101z">
          <text:p/>
        </draw:path>
        <draw:polygon draw:style-name="gr8" draw:text-style-name="P7" draw:layer="layout" svg:width="0cm" svg:height="0cm" svg:x="9.302cm" svg:y="9.306cm" svg:viewBox="0 0 0 0" draw:points="0,0">
          <text:p/>
        </draw:polygon>
        <draw:polygon draw:style-name="gr8" draw:text-style-name="P7" draw:layer="layout" svg:width="0cm" svg:height="0cm" svg:x="9.501cm" svg:y="9.507cm" svg:viewBox="0 0 0 0" draw:points="0,0">
          <text:p/>
        </draw:polygon>
        <draw:frame draw:style-name="gr1" draw:text-style-name="P2" draw:layer="layout" svg:width="17.045cm" svg:height="0.497cm" svg:x="2.004cm" svg:y="25.533cm">
          <draw:text-box>
            <text:p text:style-name="P1"><text:span text:style-name="T1">Hinweis: Wecker wird ein-/ausgeschaltet, indem 5 Sekunden gewartet wird. Die </text:span></text:p>
          </draw:text-box>
        </draw:frame>
        <draw:frame draw:style-name="gr1" draw:text-style-name="P2" draw:layer="layout" svg:width="10.039cm" svg:height="0.497cm" svg:x="2.004cm" svg:y="26.03cm">
          <draw:text-box>
            <text:p text:style-name="P1"><text:span text:style-name="T1">Uhr springt automatisch auf die Uhrzeit zurück.</text:span></text:p>
          </draw:text-box>
        </draw:frame>
        <draw:frame draw:style-name="gr1" draw:text-style-name="P2" draw:layer="layout" svg:width="5.256cm" svg:height="0.497cm" svg:x="14.626cm" svg:y="27.79cm">
          <draw:text-box>
            <text:p text:style-name="P1"><text:span text:style-name="T1">Firmware: Ab 3.4.9a8/b8</text:span></text:p>
          </draw:text-box>
        </draw:frame>
        <draw:line draw:style-name="gr6" draw:text-style-name="P7" draw:layer="layout" svg:x1="16.46cm" svg:y1="9.9cm" svg:x2="16.46cm" svg:y2="14cm">
          <text:p/>
        </draw:line>
        <draw:line draw:style-name="gr6" draw:text-style-name="P7" draw:layer="layout" svg:x1="16.471cm" svg:y1="14cm" svg:x2="13.271cm" svg:y2="14cm">
          <text:p/>
        </draw:line>
        <draw:polygon draw:style-name="gr9" draw:text-style-name="P9" draw:layer="layout" svg:width="0cm" svg:height="0cm" svg:x="13cm" svg:y="14cm" svg:viewBox="0 0 0 0" draw:points="0,0">
          <text:p/>
        </draw:polygon>
        <draw:polygon draw:style-name="gr8" draw:text-style-name="P7" draw:layer="layout" svg:width="0cm" svg:height="0cm" svg:x="11.298cm" svg:y="9.52cm" svg:viewBox="0 0 0 0" draw:points="0,0">
          <text:p/>
        </draw:polygon>
        <draw:polygon draw:style-name="gr7" draw:text-style-name="P8" draw:layer="layout" svg:width="0.255cm" svg:height="0.171cm" svg:x="13cm" svg:y="13.93cm" svg:viewBox="0 0 256 172" draw:points="0,86 256,172 256,0">
          <text:p/>
        </draw:polygon>
        <draw:frame draw:style-name="gr1" draw:text-style-name="P2" draw:layer="layout" svg:width="4.041cm" svg:height="0.497cm" svg:x="8.572cm" svg:y="13.778cm">
          <draw:text-box>
            <text:p text:style-name="P3"><text:span text:style-name="T1">(erweitertes) Menü</text:span></text:p>
          </draw:text-box>
        </draw:frame>
      </draw:page>
      <draw:page draw:name="page2" draw:style-name="dp1" draw:master-page-name="master-page3">
        <draw:polygon draw:style-name="gr10" draw:text-style-name="P10" draw:layer="layout" svg:width="20.987cm" svg:height="29.702cm" svg:x="0cm" svg:y="0cm" svg:viewBox="0 0 20988 29703" draw:points="0,0 20988,0 20988,29703 0,29703">
          <text:p/>
        </draw:polygon>
        <draw:polygon draw:style-name="gr10" draw:text-style-name="P10" draw:layer="layout" svg:width="20.989cm" svg:height="29.703cm" svg:x="0cm" svg:y="0cm" svg:viewBox="0 0 20990 29704" draw:points="0,0 20990,0 20990,29704 0,29704">
          <text:p/>
        </draw:polygon>
        <draw:frame draw:style-name="gr1" draw:text-style-name="P2" draw:layer="layout" svg:width="2.758cm" svg:height="0.497cm" svg:x="4.113cm" svg:y="6.885cm">
          <draw:text-box>
            <text:p text:style-name="P1"><text:span text:style-name="T1">Alle LEDs ein</text:span></text:p>
          </draw:text-box>
        </draw:frame>
        <draw:frame draw:style-name="gr1" draw:text-style-name="P2" draw:layer="layout" svg:width="5.37cm" svg:height="0.497cm" svg:x="2.593cm" svg:y="10.607cm">
          <draw:text-box>
            <text:p text:style-name="P1"><text:span text:style-name="T1">Modus-Taste (Sekunden, </text:span></text:p>
          </draw:text-box>
        </draw:frame>
        <draw:line draw:style-name="gr11" draw:text-style-name="P7" draw:layer="layout" svg:x1="17.165cm" svg:y1="7.313cm" svg:x2="18.21cm" svg:y2="7.313cm">
          <text:p/>
        </draw:line>
        <draw:frame draw:style-name="gr1" draw:text-style-name="P2" draw:layer="layout" svg:width="5.035cm" svg:height="0.497cm" svg:x="2.593cm" svg:y="11.122cm">
          <draw:text-box>
            <text:p text:style-name="P1"><text:span text:style-name="T1">Datum, Uhrzeitanzeige)</text:span></text:p>
          </draw:text-box>
        </draw:frame>
        <draw:frame draw:style-name="gr1" draw:text-style-name="P2" draw:layer="layout" svg:width="4.261cm" svg:height="0.497cm" svg:x="8.541cm" svg:y="3.029cm">
          <draw:text-box>
            <text:p text:style-name="P1"><text:span text:style-name="T1">Weckzeiteinstellung</text:span></text:p>
          </draw:text-box>
        </draw:frame>
        <draw:frame draw:style-name="gr1" draw:text-style-name="P2" draw:layer="layout" svg:width="5.061cm" svg:height="0.497cm" svg:x="14.34cm" svg:y="6.867cm">
          <draw:text-box>
            <text:p text:style-name="P1"><text:span text:style-name="T5">Uhrzeitanzeige ODER</text:span></text:p>
          </draw:text-box>
        </draw:frame>
        <draw:frame draw:style-name="gr1" draw:text-style-name="P2" draw:layer="layout" svg:width="3.926cm" svg:height="0.497cm" svg:x="14.34cm" svg:y="7.382cm">
          <draw:text-box>
            <text:p text:style-name="P1"><text:span text:style-name="T5">Zeitgesteuerter </text:span></text:p>
          </draw:text-box>
        </draw:frame>
        <draw:frame draw:style-name="gr1" draw:text-style-name="P2" draw:layer="layout" svg:width="3.207cm" svg:height="0.497cm" svg:x="14.34cm" svg:y="7.901cm">
          <draw:text-box>
            <text:p text:style-name="P1"><text:span text:style-name="T5">Nachtmodus*</text:span></text:p>
          </draw:text-box>
        </draw:frame>
        <draw:frame draw:style-name="gr1" draw:text-style-name="P2" draw:layer="layout" svg:width="4.612cm" svg:height="0.497cm" svg:x="8.537cm" svg:y="10.857cm">
          <draw:text-box>
            <text:p text:style-name="P1"><text:span text:style-name="T5">(Erweitertes) Menü</text:span></text:p>
          </draw:text-box>
        </draw:frame>
        <draw:frame draw:style-name="gr1" draw:text-style-name="P2" draw:layer="layout" svg:width="3.588cm" svg:height="0.497cm" svg:x="3.401cm" svg:y="21.405cm">
          <draw:text-box>
            <text:p text:style-name="P1"><text:span text:style-name="T5">Uhrzeitanzeige</text:span></text:p>
          </draw:text-box>
        </draw:frame>
        <draw:frame draw:style-name="gr1" draw:text-style-name="P2" draw:layer="layout" svg:width="5.37cm" svg:height="0.497cm" svg:x="2.593cm" svg:y="25.123cm">
          <draw:text-box>
            <text:p text:style-name="P1"><text:span text:style-name="T1">Modus-Taste (Sekunden, </text:span></text:p>
          </draw:text-box>
        </draw:frame>
        <draw:frame draw:style-name="gr1" draw:text-style-name="P2" draw:layer="layout" svg:width="5.035cm" svg:height="0.497cm" svg:x="2.593cm" svg:y="25.642cm">
          <draw:text-box>
            <text:p text:style-name="P1"><text:span text:style-name="T1">Datum, Uhrzeitanzeige)</text:span></text:p>
          </draw:text-box>
        </draw:frame>
        <draw:polygon draw:style-name="gr5" draw:text-style-name="P7" draw:layer="layout" svg:width="5.002cm" svg:height="5.001cm" svg:x="7.801cm" svg:y="4.624cm" svg:viewBox="0 0 5003 5002" draw:points="0,5002 0,0 5003,0 5003,5002">
          <text:p/>
        </draw:polygon>
        <draw:line draw:style-name="gr6" draw:text-style-name="P7" draw:layer="layout" svg:x1="10.301cm" svg:y1="3.824cm" svg:x2="10.301cm" svg:y2="5.58cm">
          <text:p/>
        </draw:line>
        <draw:polygon draw:style-name="gr7" draw:text-style-name="P8" draw:layer="layout" svg:width="0.171cm" svg:height="0.256cm" svg:x="10.214cm" svg:y="5.57cm" svg:viewBox="0 0 172 257" draw:points="88,257 172,0 0,0">
          <text:p/>
        </draw:polygon>
        <draw:line draw:style-name="gr6" draw:text-style-name="P7" draw:layer="layout" svg:x1="7.002cm" svg:y1="7.122cm" svg:x2="8.759cm" svg:y2="7.122cm">
          <text:p/>
        </draw:line>
        <draw:polygon draw:style-name="gr7" draw:text-style-name="P8" draw:layer="layout" svg:width="0.254cm" svg:height="0.172cm" svg:x="8.748cm" svg:y="7.037cm" svg:viewBox="0 0 255 173" draw:points="255,86 0,0 0,173">
          <text:p/>
        </draw:polygon>
        <draw:line draw:style-name="gr6" draw:text-style-name="P7" draw:layer="layout" svg:x1="10.301cm" svg:y1="10.421cm" svg:x2="10.301cm" svg:y2="8.664cm">
          <text:p/>
        </draw:line>
        <draw:polygon draw:style-name="gr7" draw:text-style-name="P8" draw:layer="layout" svg:width="0.171cm" svg:height="0.256cm" svg:x="10.214cm" svg:y="8.42cm" svg:viewBox="0 0 172 257" draw:points="88,0 0,257 172,257">
          <text:p/>
        </draw:polygon>
        <draw:line draw:style-name="gr6" draw:text-style-name="P7" draw:layer="layout" svg:x1="13.597cm" svg:y1="7.122cm" svg:x2="11.842cm" svg:y2="7.122cm">
          <text:p/>
        </draw:line>
        <draw:polygon draw:style-name="gr7" draw:text-style-name="P8" draw:layer="layout" svg:width="0.255cm" svg:height="0.172cm" svg:x="11.602cm" svg:y="7.037cm" svg:viewBox="0 0 256 173" draw:points="0,86 256,173 256,0">
          <text:p/>
        </draw:polygon>
        <draw:line draw:style-name="gr6" draw:text-style-name="P7" draw:layer="layout" svg:x1="7.002cm" svg:y1="10.424cm" svg:x2="9.832cm" svg:y2="7.591cm">
          <text:p/>
        </draw:line>
        <draw:polygon draw:style-name="gr7" draw:text-style-name="P8" draw:layer="layout" svg:width="0.24cm" svg:height="0.242cm" svg:x="9.764cm" svg:y="7.422cm" svg:viewBox="0 0 241 243" draw:points="241,0 0,121 118,243">
          <text:p/>
        </draw:polygon>
        <draw:path draw:style-name="gr8" draw:text-style-name="P7" draw:layer="layout" svg:width="0.197cm" svg:height="0.199cm" svg:x="10.202cm" svg:y="7.923cm" svg:viewBox="0 0 198 200" svg:d="M99 0c59 0 99 42 99 101 0 57-40 99-99 99-58 0-99-42-99-99 0-59 41-101 99-101z">
          <text:p/>
        </draw:path>
        <draw:polygon draw:style-name="gr8" draw:text-style-name="P7" draw:layer="layout" svg:width="0cm" svg:height="0cm" svg:x="10.202cm" svg:y="7.923cm" svg:viewBox="0 0 0 0" draw:points="0,0">
          <text:p/>
        </draw:polygon>
        <draw:polygon draw:style-name="gr8" draw:text-style-name="P7" draw:layer="layout" svg:width="0cm" svg:height="0cm" svg:x="10.402cm" svg:y="8.124cm" svg:viewBox="0 0 0 0" draw:points="0,0">
          <text:p/>
        </draw:polygon>
        <draw:path draw:style-name="gr8" draw:text-style-name="P7" draw:layer="layout" svg:width="0.197cm" svg:height="0.203cm" svg:x="10.202cm" svg:y="7.02cm" svg:viewBox="0 0 198 204" svg:d="M99 0c59 0 99 42 99 99 0 59-40 105-99 105-58 0-99-46-99-105 0-57 41-99 99-99z">
          <text:p/>
        </draw:path>
        <draw:polygon draw:style-name="gr8" draw:text-style-name="P7" draw:layer="layout" svg:width="0cm" svg:height="0cm" svg:x="10.202cm" svg:y="7.02cm" svg:viewBox="0 0 0 0" draw:points="0,0">
          <text:p/>
        </draw:polygon>
        <draw:polygon draw:style-name="gr8" draw:text-style-name="P7" draw:layer="layout" svg:width="0cm" svg:height="0cm" svg:x="10.402cm" svg:y="7.221cm" svg:viewBox="0 0 0 0" draw:points="0,0">
          <text:p/>
        </draw:polygon>
        <draw:path draw:style-name="gr8" draw:text-style-name="P7" draw:layer="layout" svg:width="0.197cm" svg:height="0.203cm" svg:x="10.202cm" svg:y="6.124cm" svg:viewBox="0 0 198 204" svg:d="M99 0c59 0 99 45 99 102 0 56-40 102-99 102-58 0-99-46-99-102 0-57 41-102 99-102z">
          <text:p/>
        </draw:path>
        <draw:polygon draw:style-name="gr8" draw:text-style-name="P7" draw:layer="layout" svg:width="0cm" svg:height="0cm" svg:x="10.202cm" svg:y="6.124cm" svg:viewBox="0 0 0 0" draw:points="0,0">
          <text:p/>
        </draw:polygon>
        <draw:polygon draw:style-name="gr8" draw:text-style-name="P7" draw:layer="layout" svg:width="0cm" svg:height="0cm" svg:x="10.402cm" svg:y="6.325cm" svg:viewBox="0 0 0 0" draw:points="0,0">
          <text:p/>
        </draw:polygon>
        <draw:path draw:style-name="gr8" draw:text-style-name="P7" draw:layer="layout" svg:width="0.2cm" svg:height="0.203cm" svg:x="11.1cm" svg:y="7.02cm" svg:viewBox="0 0 201 204" svg:d="M102 0c56 0 99 42 99 99 0 59-43 105-99 105-57 0-102-46-102-105 0-57 45-99 102-99z">
          <text:p/>
        </draw:path>
        <draw:polygon draw:style-name="gr8" draw:text-style-name="P7" draw:layer="layout" svg:width="0cm" svg:height="0cm" svg:x="11.1cm" svg:y="7.02cm" svg:viewBox="0 0 0 0" draw:points="0,0">
          <text:p/>
        </draw:polygon>
        <draw:polygon draw:style-name="gr8" draw:text-style-name="P7" draw:layer="layout" svg:width="0cm" svg:height="0cm" svg:x="11.303cm" svg:y="7.221cm" svg:viewBox="0 0 0 0" draw:points="0,0">
          <text:p/>
        </draw:polygon>
        <draw:path draw:style-name="gr8" draw:text-style-name="P7" draw:layer="layout" svg:width="0.202cm" svg:height="0.203cm" svg:x="9.302cm" svg:y="7.02cm" svg:viewBox="0 0 203 204" svg:d="M100 0c57 0 103 42 103 99 0 59-46 105-103 105s-100-46-100-105c0-57 43-99 100-99z">
          <text:p/>
        </draw:path>
        <draw:polygon draw:style-name="gr8" draw:text-style-name="P7" draw:layer="layout" svg:width="0cm" svg:height="0cm" svg:x="9.302cm" svg:y="7.02cm" svg:viewBox="0 0 0 0" draw:points="0,0">
          <text:p/>
        </draw:polygon>
        <draw:polygon draw:style-name="gr8" draw:text-style-name="P7" draw:layer="layout" svg:width="0cm" svg:height="0cm" svg:x="9.501cm" svg:y="7.221cm" svg:viewBox="0 0 0 0" draw:points="0,0">
          <text:p/>
        </draw:polygon>
        <draw:frame draw:style-name="gr1" draw:text-style-name="P2" draw:layer="layout" svg:width="4.261cm" svg:height="0.497cm" svg:x="8.541cm" svg:y="17.549cm">
          <draw:text-box>
            <text:p text:style-name="P1"><text:span text:style-name="T1">Weckzeiteinstellung</text:span></text:p>
          </draw:text-box>
        </draw:frame>
        <draw:polygon draw:style-name="gr5" draw:text-style-name="P7" draw:layer="layout" svg:width="5.002cm" svg:height="5.005cm" svg:x="7.801cm" svg:y="19.141cm" svg:viewBox="0 0 5003 5006" draw:points="0,5006 0,0 5003,0 5003,5006">
          <text:p/>
        </draw:polygon>
        <draw:line draw:style-name="gr6" draw:text-style-name="P7" draw:layer="layout" svg:x1="10.301cm" svg:y1="18.34cm" svg:x2="10.301cm" svg:y2="20.101cm">
          <text:p/>
        </draw:line>
        <draw:polygon draw:style-name="gr7" draw:text-style-name="P8" draw:layer="layout" svg:width="0.171cm" svg:height="0.256cm" svg:x="10.214cm" svg:y="20.087cm" svg:viewBox="0 0 172 257" draw:points="88,257 172,0 0,0">
          <text:p/>
        </draw:polygon>
        <draw:line draw:style-name="gr6" draw:text-style-name="P7" draw:layer="layout" svg:x1="7.002cm" svg:y1="21.639cm" svg:x2="8.759cm" svg:y2="21.639cm">
          <text:p/>
        </draw:line>
        <draw:polygon draw:style-name="gr7" draw:text-style-name="P8" draw:layer="layout" svg:width="0.254cm" svg:height="0.172cm" svg:x="8.748cm" svg:y="21.554cm" svg:viewBox="0 0 255 173" draw:points="255,86 0,0 0,173">
          <text:p/>
        </draw:polygon>
        <draw:line draw:style-name="gr6" draw:text-style-name="P7" draw:layer="layout" svg:x1="10.301cm" svg:y1="24.941cm" svg:x2="10.301cm" svg:y2="23.184cm">
          <text:p/>
        </draw:line>
        <draw:polygon draw:style-name="gr7" draw:text-style-name="P8" draw:layer="layout" svg:width="0.171cm" svg:height="0.256cm" svg:x="10.214cm" svg:y="22.941cm" svg:viewBox="0 0 172 257" draw:points="88,0 0,257 172,257">
          <text:p/>
        </draw:polygon>
        <draw:line draw:style-name="gr6" draw:text-style-name="P7" draw:layer="layout" svg:x1="13.597cm" svg:y1="21.639cm" svg:x2="11.842cm" svg:y2="21.639cm">
          <text:p/>
        </draw:line>
        <draw:polygon draw:style-name="gr7" draw:text-style-name="P8" draw:layer="layout" svg:width="0.255cm" svg:height="0.172cm" svg:x="11.602cm" svg:y="21.554cm" svg:viewBox="0 0 256 173" draw:points="0,86 256,173 256,0">
          <text:p/>
        </draw:polygon>
        <draw:line draw:style-name="gr6" draw:text-style-name="P7" draw:layer="layout" svg:x1="7.002cm" svg:y1="24.944cm" svg:x2="9.832cm" svg:y2="22.112cm">
          <text:p/>
        </draw:line>
        <draw:polygon draw:style-name="gr7" draw:text-style-name="P8" draw:layer="layout" svg:width="0.24cm" svg:height="0.242cm" svg:x="9.764cm" svg:y="21.939cm" svg:viewBox="0 0 241 243" draw:points="241,0 0,121 118,243">
          <text:p/>
        </draw:polygon>
        <draw:path draw:style-name="gr8" draw:text-style-name="P7" draw:layer="layout" svg:width="0.197cm" svg:height="0.203cm" svg:x="10.202cm" svg:y="22.44cm" svg:viewBox="0 0 198 204" svg:d="M99 0c59 0 99 42 99 99s-40 105-99 105c-58 0-99-48-99-105s41-99 99-99z">
          <text:p/>
        </draw:path>
        <draw:polygon draw:style-name="gr8" draw:text-style-name="P7" draw:layer="layout" svg:width="0cm" svg:height="0cm" svg:x="10.202cm" svg:y="22.44cm" svg:viewBox="0 0 0 0" draw:points="0,0">
          <text:p/>
        </draw:polygon>
        <draw:polygon draw:style-name="gr8" draw:text-style-name="P7" draw:layer="layout" svg:width="0cm" svg:height="0cm" svg:x="10.402cm" svg:y="22.641cm" svg:viewBox="0 0 0 0" draw:points="0,0">
          <text:p/>
        </draw:polygon>
        <draw:path draw:style-name="gr8" draw:text-style-name="P7" draw:layer="layout" svg:width="0.197cm" svg:height="0.2cm" svg:x="10.202cm" svg:y="21.54cm" svg:viewBox="0 0 198 201" svg:d="M99 0c59 0 99 43 99 102 0 56-40 99-99 99-58 0-99-43-99-99 0-59 41-102 99-102z">
          <text:p/>
        </draw:path>
        <draw:polygon draw:style-name="gr8" draw:text-style-name="P7" draw:layer="layout" svg:width="0cm" svg:height="0cm" svg:x="10.202cm" svg:y="21.54cm" svg:viewBox="0 0 0 0" draw:points="0,0">
          <text:p/>
        </draw:polygon>
        <draw:polygon draw:style-name="gr8" draw:text-style-name="P7" draw:layer="layout" svg:width="0cm" svg:height="0cm" svg:x="10.402cm" svg:y="21.741cm" svg:viewBox="0 0 0 0" draw:points="0,0">
          <text:p/>
        </draw:polygon>
        <draw:path draw:style-name="gr8" draw:text-style-name="P7" draw:layer="layout" svg:width="0.197cm" svg:height="0.203cm" svg:x="10.202cm" svg:y="20.641cm" svg:viewBox="0 0 198 204" svg:d="M99 0c59 0 99 45 99 103 0 56-40 101-99 101-58 0-99-45-99-101 0-58 41-103 99-103z">
          <text:p/>
        </draw:path>
        <draw:polygon draw:style-name="gr8" draw:text-style-name="P7" draw:layer="layout" svg:width="0cm" svg:height="0cm" svg:x="10.202cm" svg:y="20.641cm" svg:viewBox="0 0 0 0" draw:points="0,0">
          <text:p/>
        </draw:polygon>
        <draw:polygon draw:style-name="gr8" draw:text-style-name="P7" draw:layer="layout" svg:width="0cm" svg:height="0cm" svg:x="10.402cm" svg:y="20.845cm" svg:viewBox="0 0 0 0" draw:points="0,0">
          <text:p/>
        </draw:polygon>
        <draw:path draw:style-name="gr8" draw:text-style-name="P7" draw:layer="layout" svg:width="0.2cm" svg:height="0.2cm" svg:x="11.1cm" svg:y="21.54cm" svg:viewBox="0 0 201 201" svg:d="M102 0c56 0 99 43 99 102 0 56-43 99-99 99-57 0-102-43-102-99 0-59 45-102 102-102z">
          <text:p/>
        </draw:path>
        <draw:polygon draw:style-name="gr8" draw:text-style-name="P7" draw:layer="layout" svg:width="0cm" svg:height="0cm" svg:x="11.1cm" svg:y="21.54cm" svg:viewBox="0 0 0 0" draw:points="0,0">
          <text:p/>
        </draw:polygon>
        <draw:polygon draw:style-name="gr8" draw:text-style-name="P7" draw:layer="layout" svg:width="0cm" svg:height="0cm" svg:x="11.303cm" svg:y="21.741cm" svg:viewBox="0 0 0 0" draw:points="0,0">
          <text:p/>
        </draw:polygon>
        <draw:path draw:style-name="gr8" draw:text-style-name="P7" draw:layer="layout" svg:width="0.202cm" svg:height="0.2cm" svg:x="9.302cm" svg:y="21.54cm" svg:viewBox="0 0 203 201" svg:d="M100 0c57 0 103 43 103 102 0 56-46 99-103 99s-100-43-100-99c0-59 43-102 100-102z">
          <text:p/>
        </draw:path>
        <draw:polygon draw:style-name="gr8" draw:text-style-name="P7" draw:layer="layout" svg:width="0cm" svg:height="0cm" svg:x="9.302cm" svg:y="21.54cm" svg:viewBox="0 0 0 0" draw:points="0,0">
          <text:p/>
        </draw:polygon>
        <draw:polygon draw:style-name="gr8" draw:text-style-name="P7" draw:layer="layout" svg:width="0cm" svg:height="0cm" svg:x="9.501cm" svg:y="21.741cm" svg:viewBox="0 0 0 0" draw:points="0,0">
          <text:p/>
        </draw:polygon>
        <draw:frame draw:style-name="gr1" draw:text-style-name="P2" draw:layer="layout" svg:width="4.451cm" svg:height="0.497cm" svg:x="14.34cm" svg:y="21.384cm">
          <draw:text-box>
            <text:p text:style-name="P1"><text:span text:style-name="T1">Alle LEDs aus / Blank</text:span></text:p>
          </draw:text-box>
        </draw:frame>
        <draw:frame draw:style-name="gr1" draw:text-style-name="P2" draw:layer="layout" svg:width="4.549cm" svg:height="0.497cm" svg:x="8.386cm" svg:y="25.374cm">
          <draw:text-box>
            <text:p text:style-name="P1"><text:span text:style-name="T1">Helligkeitseinstellung</text:span></text:p>
          </draw:text-box>
        </draw:frame>
        <draw:frame draw:style-name="gr4" draw:text-style-name="P6" draw:layer="layout" svg:width="6.686cm" svg:height="0.661cm" svg:x="2.004cm" svg:y="2.359cm">
          <draw:text-box>
            <text:p text:style-name="P1"><text:span text:style-name="T4">Alle LEDs aus / Blank</text:span></text:p>
          </draw:text-box>
        </draw:frame>
        <draw:frame draw:style-name="gr1" draw:text-style-name="P2" draw:layer="layout" svg:width="17.028cm" svg:height="0.497cm" svg:x="2.071cm" svg:y="11.905cm">
          <draw:text-box>
            <text:p text:style-name="P1"><text:span text:style-name="T1">* Erfolgt die Nachtschaltung zeit- und nicht helligkeitsgesteuert (ohne LDR), löst</text:span></text:p>
          </draw:text-box>
        </draw:frame>
        <draw:frame draw:style-name="gr1" draw:text-style-name="P2" draw:layer="layout" svg:width="17.299cm" svg:height="0.497cm" svg:x="2.071cm" svg:y="12.399cm">
          <draw:text-box>
            <text:p text:style-name="P1"><text:span text:style-name="T1">diese Taste den Wechsel zurück in den Nachtmodus statt zur Uhrzeitanzeige aus.</text:span></text:p>
          </draw:text-box>
        </draw:frame>
        <draw:frame draw:style-name="gr1" draw:text-style-name="P2" draw:layer="layout" svg:width="16.8cm" svg:height="0.497cm" svg:x="2.071cm" svg:y="12.896cm">
          <draw:text-box>
            <text:p text:style-name="P1"><text:span text:style-name="T1">Vorausgesetzt: Dieser wurde zuvor unterbrochen und es ist noch immer Nacht.</text:span></text:p>
          </draw:text-box>
        </draw:frame>
        <draw:frame draw:style-name="gr1" draw:text-style-name="P2" draw:layer="layout" svg:width="17.299cm" svg:height="0.497cm" svg:x="2.004cm" svg:y="14.403cm">
          <draw:text-box>
            <text:p text:style-name="P1"><text:span text:style-name="T1">Hinweis: In </text:span><text:span text:style-name="T5">Fett</text:span><text:span text:style-name="T1"> ist die geänderte Tastenbelegung gegenüber der Uhrzeitanzeige</text:span></text:p>
          </draw:text-box>
        </draw:frame>
        <draw:frame draw:style-name="gr1" draw:text-style-name="P2" draw:layer="layout" svg:width="2.415cm" svg:height="0.497cm" svg:x="2.004cm" svg:y="14.9cm">
          <draw:text-box>
            <text:p text:style-name="P1"><text:span text:style-name="T1">dargestellt.</text:span></text:p>
          </draw:text-box>
        </draw:frame>
        <draw:frame draw:style-name="gr4" draw:text-style-name="P6" draw:layer="layout" svg:width="4.155cm" svg:height="0.661cm" svg:x="2.004cm" svg:y="16.883cm">
          <draw:text-box>
            <text:p text:style-name="P1"><text:span text:style-name="T4">Alle LEDs ein</text:span></text:p>
          </draw:text-box>
        </draw:frame>
        <draw:frame draw:style-name="gr1" draw:text-style-name="P2" draw:layer="layout" svg:width="17.299cm" svg:height="0.497cm" svg:x="2.004cm" svg:y="26.446cm">
          <draw:text-box>
            <text:p text:style-name="P1"><text:span text:style-name="T1">Hinweis: In </text:span><text:span text:style-name="T5">Fett</text:span><text:span text:style-name="T1"> ist die geänderte Tastenbelegung gegenüber der Uhrzeitanzeige</text:span></text:p>
          </draw:text-box>
        </draw:frame>
        <draw:frame draw:style-name="gr1" draw:text-style-name="P2" draw:layer="layout" svg:width="2.415cm" svg:height="0.497cm" svg:x="2.004cm" svg:y="26.944cm">
          <draw:text-box>
            <text:p text:style-name="P1"><text:span text:style-name="T1">dargestellt.</text:span></text:p>
          </draw:text-box>
        </draw:frame>
        <draw:frame draw:style-name="gr1" draw:text-style-name="P2" draw:layer="layout" svg:width="5.256cm" svg:height="0.497cm" svg:x="14.626cm" svg:y="27.79cm">
          <draw:text-box>
            <text:p text:style-name="P1"><text:span text:style-name="T1">Firmware: Ab 3.4.9a8/b8</text:span></text:p>
          </draw:text-box>
        </draw:frame>
      </draw:page>
      <draw:page draw:name="page3" draw:style-name="dp1" draw:master-page-name="master-page3">
        <draw:polygon draw:style-name="gr10" draw:text-style-name="P10" draw:layer="layout" svg:width="20.987cm" svg:height="29.702cm" svg:x="0cm" svg:y="0cm" svg:viewBox="0 0 20988 29703" draw:points="0,0 20988,0 20988,29703 0,29703">
          <text:p/>
        </draw:polygon>
        <draw:polygon draw:style-name="gr10" draw:text-style-name="P10" draw:layer="layout" svg:width="20.989cm" svg:height="29.703cm" svg:x="0cm" svg:y="0cm" svg:viewBox="0 0 20990 29704" draw:points="0,0 20990,0 20990,29704 0,29704">
          <text:p/>
        </draw:polygon>
        <draw:frame draw:style-name="gr1" draw:text-style-name="P2" draw:layer="layout" svg:width="4.176cm" svg:height="0.497cm" svg:x="2.208cm" svg:y="7.534cm">
          <draw:text-box>
            <text:p text:style-name="P1"><text:span text:style-name="T1">+ 1 Helligkeitsstufe</text:span></text:p>
          </draw:text-box>
        </draw:frame>
        <draw:frame draw:style-name="gr1" draw:text-style-name="P2" draw:layer="layout" svg:width="5.37cm" svg:height="0.497cm" svg:x="2.593cm" svg:y="11.256cm">
          <draw:text-box>
            <text:p text:style-name="P1"><text:span text:style-name="T1">Modus-Taste </text:span><text:span text:style-name="T1">(Sekunden, </text:span></text:p>
          </draw:text-box>
        </draw:frame>
        <draw:polygon draw:style-name="gr5" draw:text-style-name="P7" draw:layer="layout" svg:width="5.002cm" svg:height="5.001cm" svg:x="7.801cm" svg:y="5.272cm" svg:viewBox="0 0 5003 5002" draw:points="0,5002 0,0 5003,0 5003,5002">
          <text:p/>
        </draw:polygon>
        <draw:line draw:style-name="gr6" draw:text-style-name="P7" draw:layer="layout" svg:x1="10.301cm" svg:y1="4.471cm" svg:x2="10.301cm" svg:y2="6.228cm">
          <text:p/>
        </draw:line>
        <draw:polygon draw:style-name="gr7" draw:text-style-name="P8" draw:layer="layout" svg:width="0.171cm" svg:height="0.256cm" svg:x="10.214cm" svg:y="6.217cm" svg:viewBox="0 0 172 257" draw:points="88,257 172,0 0,0">
          <text:p/>
        </draw:polygon>
        <draw:line draw:style-name="gr6" draw:text-style-name="P7" draw:layer="layout" svg:x1="7.002cm" svg:y1="7.769cm" svg:x2="8.759cm" svg:y2="7.769cm">
          <text:p/>
        </draw:line>
        <draw:polygon draw:style-name="gr7" draw:text-style-name="P8" draw:layer="layout" svg:width="0.254cm" svg:height="0.171cm" svg:x="8.748cm" svg:y="7.685cm" svg:viewBox="0 0 255 172" draw:points="255,86 0,0 0,172">
          <text:p/>
        </draw:polygon>
        <draw:line draw:style-name="gr6" draw:text-style-name="P7" draw:layer="layout" svg:x1="13.597cm" svg:y1="7.769cm" svg:x2="11.842cm" svg:y2="7.769cm">
          <text:p/>
        </draw:line>
        <draw:polygon draw:style-name="gr7" draw:text-style-name="P8" draw:layer="layout" svg:width="0.255cm" svg:height="0.171cm" svg:x="11.602cm" svg:y="7.685cm" svg:viewBox="0 0 256 172" draw:points="0,86 256,172 256,0">
          <text:p/>
        </draw:polygon>
        <draw:line draw:style-name="gr6" draw:text-style-name="P7" draw:layer="layout" svg:x1="7.002cm" svg:y1="11.071cm" svg:x2="9.832cm" svg:y2="8.239cm">
          <text:p/>
        </draw:line>
        <draw:polygon draw:style-name="gr7" draw:text-style-name="P8" draw:layer="layout" svg:width="0.24cm" svg:height="0.242cm" svg:x="9.764cm" svg:y="8.069cm" svg:viewBox="0 0 241 243" draw:points="241,0 0,121 118,243">
          <text:p/>
        </draw:polygon>
        <draw:path draw:style-name="gr8" draw:text-style-name="P7" draw:layer="layout" svg:width="0.197cm" svg:height="0.2cm" svg:x="10.202cm" svg:y="8.57cm" svg:viewBox="0 0 198 201" svg:d="M99 0c59 0 99 43 99 102 0 56-40 99-99 99-58 0-99-43-99-99 0-59 41-102 99-102z">
          <text:p/>
        </draw:path>
        <draw:polygon draw:style-name="gr8" draw:text-style-name="P7" draw:layer="layout" svg:width="0cm" svg:height="0cm" svg:x="10.202cm" svg:y="8.57cm" svg:viewBox="0 0 0 0" draw:points="0,0">
          <text:p/>
        </draw:polygon>
        <draw:polygon draw:style-name="gr8" draw:text-style-name="P7" draw:layer="layout" svg:width="0cm" svg:height="0cm" svg:x="10.402cm" svg:y="8.771cm" svg:viewBox="0 0 0 0" draw:points="0,0">
          <text:p/>
        </draw:polygon>
        <draw:path draw:style-name="gr8" draw:text-style-name="P7" draw:layer="layout" svg:width="0.197cm" svg:height="0.203cm" svg:x="10.202cm" svg:y="7.667cm" svg:viewBox="0 0 198 204" svg:d="M99 0c59 0 99 42 99 100s-40 104-99 104c-58 0-99-46-99-104s41-100 99-100z">
          <text:p/>
        </draw:path>
        <draw:polygon draw:style-name="gr8" draw:text-style-name="P7" draw:layer="layout" svg:width="0cm" svg:height="0cm" svg:x="10.202cm" svg:y="7.667cm" svg:viewBox="0 0 0 0" draw:points="0,0">
          <text:p/>
        </draw:polygon>
        <draw:polygon draw:style-name="gr8" draw:text-style-name="P7" draw:layer="layout" svg:width="0cm" svg:height="0cm" svg:x="10.402cm" svg:y="7.868cm" svg:viewBox="0 0 0 0" draw:points="0,0">
          <text:p/>
        </draw:polygon>
        <draw:path draw:style-name="gr8" draw:text-style-name="P7" draw:layer="layout" svg:width="0.197cm" svg:height="0.203cm" svg:x="10.202cm" svg:y="6.771cm" svg:viewBox="0 0 198 204" svg:d="M99 0c59 0 99 42 99 99 0 56-40 105-99 105-58 0-99-49-99-105 0-57 41-99 99-99z">
          <text:p/>
        </draw:path>
        <draw:polygon draw:style-name="gr8" draw:text-style-name="P7" draw:layer="layout" svg:width="0cm" svg:height="0cm" svg:x="10.202cm" svg:y="6.771cm" svg:viewBox="0 0 0 0" draw:points="0,0">
          <text:p/>
        </draw:polygon>
        <draw:polygon draw:style-name="gr8" draw:text-style-name="P7" draw:layer="layout" svg:width="0cm" svg:height="0cm" svg:x="10.402cm" svg:y="6.972cm" svg:viewBox="0 0 0 0" draw:points="0,0">
          <text:p/>
        </draw:polygon>
        <draw:path draw:style-name="gr8" draw:text-style-name="P7" draw:layer="layout" svg:width="0.2cm" svg:height="0.203cm" svg:x="11.1cm" svg:y="7.667cm" svg:viewBox="0 0 201 204" svg:d="M102 0c56 0 99 42 99 100s-43 104-99 104c-57 0-102-46-102-104s45-100 102-100z">
          <text:p/>
        </draw:path>
        <draw:polygon draw:style-name="gr8" draw:text-style-name="P7" draw:layer="layout" svg:width="0cm" svg:height="0cm" svg:x="11.1cm" svg:y="7.667cm" svg:viewBox="0 0 0 0" draw:points="0,0">
          <text:p/>
        </draw:polygon>
        <draw:polygon draw:style-name="gr8" draw:text-style-name="P7" draw:layer="layout" svg:width="0cm" svg:height="0cm" svg:x="11.303cm" svg:y="7.868cm" svg:viewBox="0 0 0 0" draw:points="0,0">
          <text:p/>
        </draw:polygon>
        <draw:path draw:style-name="gr8" draw:text-style-name="P7" draw:layer="layout" svg:width="0.202cm" svg:height="0.203cm" svg:x="9.302cm" svg:y="7.667cm" svg:viewBox="0 0 203 204" svg:d="M100 0c57 0 103 42 103 100s-46 104-103 104-100-46-100-104 43-100 100-100z">
          <text:p/>
        </draw:path>
        <draw:polygon draw:style-name="gr8" draw:text-style-name="P7" draw:layer="layout" svg:width="0cm" svg:height="0cm" svg:x="9.302cm" svg:y="7.667cm" svg:viewBox="0 0 0 0" draw:points="0,0">
          <text:p/>
        </draw:polygon>
        <draw:polygon draw:style-name="gr8" draw:text-style-name="P7" draw:layer="layout" svg:width="0cm" svg:height="0cm" svg:x="9.501cm" svg:y="7.868cm" svg:viewBox="0 0 0 0" draw:points="0,0">
          <text:p/>
        </draw:polygon>
        <draw:frame draw:style-name="gr1" draw:text-style-name="P2" draw:layer="layout" svg:width="5.035cm" svg:height="0.497cm" svg:x="2.593cm" svg:y="11.771cm">
          <draw:text-box>
            <text:p text:style-name="P1"><text:span text:style-name="T1">Datum, Uhrzeitanzeige)</text:span></text:p>
          </draw:text-box>
        </draw:frame>
        <draw:frame draw:style-name="gr1" draw:text-style-name="P2" draw:layer="layout" svg:width="4.261cm" svg:height="0.497cm" svg:x="8.541cm" svg:y="3.678cm">
          <draw:text-box>
            <text:p text:style-name="P1"><text:span text:style-name="T1">Weckzeitein</text:span><text:span text:style-name="T1">stellung</text:span></text:p>
          </draw:text-box>
        </draw:frame>
        <draw:frame draw:style-name="gr1" draw:text-style-name="P2" draw:layer="layout" svg:width="3.973cm" svg:height="0.497cm" svg:x="14.34cm" svg:y="7.516cm">
          <draw:text-box>
            <text:p text:style-name="P1"><text:span text:style-name="T1">-</text:span><text:span text:style-name="T1"> </text:span><text:span text:style-name="T1">1</text:span><text:span text:style-name="T1"> </text:span><text:span text:style-name="T1">H</text:span><text:span text:style-name="T1">e</text:span><text:span text:style-name="T1">l</text:span><text:span text:style-name="T1">l</text:span><text:span text:style-name="T1">i</text:span><text:span text:style-name="T1">g</text:span><text:span text:style-name="T1">k</text:span><text:span text:style-name="T1">e</text:span><text:span text:style-name="T1">i</text:span><text:span text:style-name="T1">t</text:span><text:span text:style-name="T1">s</text:span><text:span text:style-name="T1">s</text:span><text:span text:style-name="T1">t</text:span><text:span text:style-name="T1">u</text:span><text:span text:style-name="T1">f</text:span><text:span text:style-name="T1">e</text:span></text:p>
          </draw:text-box>
        </draw:frame>
        <draw:frame draw:style-name="gr4" draw:text-style-name="P6" draw:layer="layout" svg:width="6.995cm" svg:height="0.661cm" svg:x="2.004cm" svg:y="3.004cm">
          <draw:text-box>
            <text:p text:style-name="P1"><text:span text:style-name="T4">Helligkeitseinstellung</text:span></text:p>
          </draw:text-box>
        </draw:frame>
        <draw:frame draw:style-name="gr1" draw:text-style-name="P2" draw:layer="layout" svg:width="5.256cm" svg:height="0.497cm" svg:x="14.626cm" svg:y="27.79cm">
          <draw:text-box>
            <text:p text:style-name="P1"><text:span text:style-name="T1">Firmware: Ab 3.4.9a8/b8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/>
    <style:font-face style:name="DejaVu Sans1" svg:font-family="'DejaVu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6T14:46:36.866510148</dc:date>
    <meta:editing-duration>PT21S</meta:editing-duration>
    <meta:editing-cycles>1</meta:editing-cycles>
    <meta:document-statistic meta:object-count="185"/>
    <meta:generator>LibreOffice/6.4.7.2$Linux_X86_64 LibreOffice_project/40$Build-2</meta:generator>
  </office:meta>
</office:document-meta>
</file>